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mith: Ich sehe, du hast es weit gebracht, alles aufgedeckt, du musst dich wohl sehr schlau fühlen</text:p>
      <text:p text:style-name="Standard">ich zücke mein waffe, er tut es ebenfalls</text:p>
      <text:p text:style-name="Standard"/>
      <text:p text:style-name="Standard">PENG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xander Zumbrunn</meta:initial-creator>
    <meta:creation-date>2017-10-28T21:08:10</meta:creation-date>
    <meta:document-statistic meta:table-count="0" meta:image-count="0" meta:object-count="0" meta:page-count="1" meta:paragraph-count="3" meta:word-count="26" meta:character-count="144"/>
    <dc:date>2017-10-28T21:11:04</dc:date>
    <dc:creator>Alexander Zumbrunn</dc:creator>
    <meta:editing-duration>PT2M54S</meta:editing-duration>
    <meta:editing-cycles>1</meta:editing-cycles>
    <meta:generator>OpenOffice/4.1.1$Unix OpenOffice.org_project/411m6$Build-9775</meta:generator>
  </office:meta>
</office:document-meta>
</file>